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14cm"/>
    </style:style>
    <style:style style:name="co3" style:family="table-column">
      <style:table-column-properties fo:break-before="auto" style:column-width="3.77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0"/>
    <style:style style:name="ce5" style:family="table-cell" style:parent-style-name="Default" style:data-style-name="N110">
      <style:text-properties fo:font-weight="bold" style:font-weight-asian="bold" style:font-weight-complex="bold"/>
    </style:style>
    <style:style style:name="ce6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ce4"/>
        <table:table-column table:style-name="co1" table:default-cell-style-name="Default"/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office:value-type="string">
            <text:p>sec/h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unità</text:p>
          </table:table-cell>
          <table:table-cell table:style-name="ce1" office:value-type="string">
            <text:p>consumo 1h (mAh)</text:p>
          </table:table-cell>
          <table:table-cell/>
        </table:table-row>
        <table:table-row table:style-name="ro2">
          <table:table-cell/>
          <table:table-cell office:value-type="string">
            <text:p>Periodo standby</text:p>
          </table:table-cell>
          <table:table-cell office:value-type="string">
            <text:p>ogni ora</text:p>
          </table:table-cell>
          <table:table-cell table:style-name="ce2" table:formula="of:=3600-[.D6]-[.D5]" office:value-type="float" office:value="3558.6">
            <text:p>3.558,60</text:p>
          </table:table-cell>
          <table:table-cell table:style-name="ce2" office:value-type="float" office:value="7.5">
            <text:p>7,50</text:p>
          </table:table-cell>
          <table:table-cell table:style-name="ce1" office:value-type="string">
            <text:p>uA</text:p>
          </table:table-cell>
          <table:table-cell table:formula="of:=[.D4]/3600*[.E4]/1000" office:value-type="float" office:value="0.00741375">
            <text:p>0,0074</text:p>
          </table:table-cell>
          <table:table-cell/>
        </table:table-row>
        <table:table-row table:style-name="ro2">
          <table:table-cell/>
          <table:table-cell office:value-type="string">
            <text:p>Periodo wakeup</text:p>
          </table:table-cell>
          <table:table-cell office:value-type="string">
            <text:p>ogni ora</text:p>
          </table:table-cell>
          <table:table-cell table:style-name="ce2" table:formula="of:=60/[.C11]*[.C10]" office:value-type="float" office:value="40">
            <text:p>40,00</text:p>
          </table:table-cell>
          <table:table-cell table:style-name="ce2" office:value-type="float" office:value="7">
            <text:p>7,00</text:p>
          </table:table-cell>
          <table:table-cell table:style-name="ce1" office:value-type="string">
            <text:p>mA</text:p>
          </table:table-cell>
          <table:table-cell table:formula="of:=[.D5]/3600*[.E5]" office:value-type="float" office:value="0.0777777777777778">
            <text:p>0,0778</text:p>
          </table:table-cell>
          <table:table-cell/>
        </table:table-row>
        <table:table-row table:style-name="ro2">
          <table:table-cell/>
          <table:table-cell office:value-type="string">
            <text:p>Periodo trasmissione (sec.)</text:p>
          </table:table-cell>
          <table:table-cell office:value-type="string">
            <text:p>ogni ora</text:p>
          </table:table-cell>
          <table:table-cell table:style-name="ce2" table:formula="of:=60/[.C11]*[.C9]/1000" office:value-type="float" office:value="1.4">
            <text:p>1,40</text:p>
          </table:table-cell>
          <table:table-cell table:style-name="ce2" office:value-type="float" office:value="80">
            <text:p>80,00</text:p>
          </table:table-cell>
          <table:table-cell table:style-name="ce1" office:value-type="string">
            <text:p>mA</text:p>
          </table:table-cell>
          <table:table-cell table:formula="of:=[.D6]/3600*[.E6]" office:value-type="float" office:value="0.0311111111111111">
            <text:p>0,0311</text:p>
          </table:table-cell>
          <table:table-cell/>
        </table:table-row>
        <table:table-row table:style-name="ro1">
          <table:table-cell/>
          <table:table-cell office:value-type="string">
            <text:p>Totale</text:p>
          </table:table-cell>
          <table:table-cell table:number-columns-repeated="4"/>
          <table:table-cell table:style-name="ce5" table:formula="of:=SUM([.G4:.G6])" office:value-type="float" office:value="0.116302638888889">
            <text:p>0,1163</text:p>
          </table:table-cell>
          <table:table-cell office:value-type="string">
            <text:p>mA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urata trasmissione</text:p>
          </table:table-cell>
          <table:table-cell office:value-type="float" office:value="70">
            <text:p>70</text:p>
          </table:table-cell>
          <table:table-cell table:style-name="ce1" office:value-type="string">
            <text:p>ms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urata wakeup</text:p>
          </table:table-cell>
          <table:table-cell office:value-type="float" office:value="2">
            <text:p>2</text:p>
          </table:table-cell>
          <table:table-cell table:style-name="ce1" office:value-type="string">
            <text:p>sec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riodo</text:p>
          </table:table-cell>
          <table:table-cell office:value-type="float" office:value="3">
            <text:p>3</text:p>
          </table:table-cell>
          <table:table-cell table:style-name="ce1" office:value-type="string">
            <text:p>min.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>
            <text:p>Capacità</text:p>
          </table:table-cell>
          <table:table-cell office:value-type="float" office:value="1000">
            <text:p>1000</text:p>
          </table:table-cell>
          <table:table-cell table:style-name="ce1" office:value-type="string">
            <text:p>mAh</text:p>
          </table:table-cell>
          <table:table-cell/>
          <table:table-cell table:style-name="ce3" office:value-type="string">
            <text:p>Durata (h)</text:p>
          </table:table-cell>
          <table:table-cell table:style-name="ce6" table:formula="of:=[.C12]/[.G7]" office:value-type="float" office:value="8598.2571810375">
            <text:p>8.59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>
            <text:p>Durata (gg)</text:p>
          </table:table-cell>
          <table:table-cell table:style-name="ce6" table:formula="of:=[.G12]/24" office:value-type="float" office:value="358.260715876562">
            <text:p>358</text:p>
          </table:table-cell>
          <table:table-cell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10/08/2018</text:date>, <text:time>17.02.2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o Tortolini</meta:initial-creator>
    <meta:creation-date>2016-11-28T09:49:35</meta:creation-date>
    <dc:date>2018-08-10T17:02:22</dc:date>
    <dc:creator>Ivano Tortolini</dc:creator>
    <meta:editing-duration>PT15M13S</meta:editing-duration>
    <meta:editing-cycles>5</meta:editing-cycles>
    <meta:generator>OpenOffice/4.1.1$Unix OpenOffice.org_project/411m6$Build-9775</meta:generator>
    <meta:document-statistic meta:table-count="3" meta:cell-count="41" meta:object-count="0"/>
  </office:meta>
</office:document-meta>
</file>